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<text:a xlink:href="mailto:rodrigo@example.com" xlink:type="simple">rodrigo@example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<text:a xlink:href="mailto:joe@example.com" xlink:type="simple">joe@example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<text:a xlink:href="mailto:eric@example.com" xlink:type="simple">eric@example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7:38:23.457971750</meta:creation-date>
    <dc:date>2020-10-16T17:41:38.179711066</dc:date>
    <meta:editing-duration>PT3M16S</meta:editing-duration>
    <meta:editing-cycles>1</meta:editing-cycles>
    <meta:document-statistic meta:table-count="1" meta:cell-count="12" meta:object-count="0"/>
    <meta:generator>LibreOffice/6.4.6.2$Linux_X86_64 LibreOffice_project/40$Build-2</meta:generator>
  </office:meta>
</office:document-meta>
</file>